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a8f" officeooo:paragraph-rsid="00164a8f"/>
    </style:style>
    <style:style style:name="P2" style:family="paragraph" style:parent-style-name="Standard">
      <style:text-properties officeooo:rsid="0019d7a9" officeooo:paragraph-rsid="0019d7a9"/>
    </style:style>
    <style:style style:name="P3" style:family="paragraph" style:parent-style-name="Standard">
      <style:text-properties officeooo:rsid="001c03e7" officeooo:paragraph-rsid="001c03e7"/>
    </style:style>
    <style:style style:name="P4" style:family="paragraph" style:parent-style-name="Standard">
      <style:text-properties officeooo:rsid="001dc217" officeooo:paragraph-rsid="001dc217"/>
    </style:style>
    <style:style style:name="P5" style:family="paragraph" style:parent-style-name="Standard">
      <style:text-properties officeooo:rsid="001dc217" officeooo:paragraph-rsid="00164a8f"/>
    </style:style>
    <style:style style:name="P6" style:family="paragraph" style:parent-style-name="Standard">
      <style:text-properties officeooo:rsid="001dd511" officeooo:paragraph-rsid="001dd511"/>
    </style:style>
    <style:style style:name="P7" style:family="paragraph" style:parent-style-name="Standard">
      <style:text-properties officeooo:paragraph-rsid="001dd511"/>
    </style:style>
    <style:style style:name="P8" style:family="paragraph" style:parent-style-name="Standard">
      <style:text-properties officeooo:rsid="00164a8f" officeooo:paragraph-rsid="00164a8f"/>
    </style:style>
    <style:style style:name="P9" style:family="paragraph" style:parent-style-name="Standard">
      <style:text-properties officeooo:rsid="0023079a" officeooo:paragraph-rsid="0023079a"/>
    </style:style>
    <style:style style:name="T1" style:family="text">
      <style:text-properties officeooo:rsid="001a8116"/>
    </style:style>
    <style:style style:name="T2" style:family="text">
      <style:text-properties officeooo:rsid="001b56a9"/>
    </style:style>
    <style:style style:name="T3" style:family="text">
      <style:text-properties officeooo:rsid="001dd511"/>
    </style:style>
    <style:style style:name="T4" style:family="text">
      <style:text-properties fo:font-variant="normal" fo:text-transform="none" fo:color="#24292e" style:font-name="Liberation Serif" fo:font-size="12pt" fo:letter-spacing="normal" fo:font-style="normal" fo:font-weight="normal"/>
    </style:style>
    <style:style style:name="T5" style:family="text">
      <style:text-properties fo:font-variant="normal" fo:text-transform="none" fo:color="#24292e" style:font-name="Liberation Serif" fo:font-size="12pt" fo:letter-spacing="normal" fo:font-style="normal" fo:font-weight="normal" officeooo:rsid="001e5ad5"/>
    </style:style>
    <style:style style:name="T6" style:family="text">
      <style:text-properties fo:font-variant="normal" fo:text-transform="none" fo:color="#24292e" style:font-name="Liberation Serif" fo:font-size="12pt" fo:letter-spacing="normal" fo:font-style="normal" fo:font-weight="normal" officeooo:rsid="001f32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As blockchain technology has gained traction, stock exchanges and regulators have begun to see its potential to perform automated, distributed clearing. <text:span text:style-name="T2">Particularly interesting is the fact that an </text:span>unalterable public ledger provides <text:span text:style-name="T1">the opportunity to enforce certain regulations automatically. For example, if we require participants to join the network by exchanging traditional currency for a cryptocurrency, it is trivial to prevent a party from attempting to buy an instrument without sufficient funds. We can take a conservative approach to preventing futures defaults, by requiring participants to hold enough funds to fulfill their end of the contract until it is fulfilled, or we could employ a more advanced model, and allow participants more flexibility, depending on their trustworthiness in their past and the closeness of the contract’s delivery date. In this paper, we describe a blockchain-based stock exchange, as well as the advantages and risks of such an approach. This exchange could be extended to support derivatives as well by adding standardized contracts to the protocol.</text:span></text:p>
      <text:p text:style-name="P1"/>
      <text:p text:style-name="P1"/>
      <text:p text:style-name="P1">Introduction / <text:span text:style-name="T2">related work</text:span></text:p>
      <text:p text:style-name="P1"/>
      <text:p text:style-name="P3">use of blockchain in cryptocurrencies.</text:p>
      <text:p text:style-name="P3">Properties of blockchain</text:p>
      <text:p text:style-name="P3"><text:tab/>(consensus, probabilistic security/unalterability, rejecting invalid blocks)</text:p>
      <text:p text:style-name="P3">Ethereum contracts</text:p>
      <text:p text:style-name="P3">Disadvantages / countering pools.</text:p>
      <text:p text:style-name="P3"/>
      <text:p text:style-name="P4">Blockchain was originally invented as a method for securely storing value in cryptocurrencies and maintaining consensus on the history of transactions and wealth distribution. A blockchain is a growing list of public records known throughout a network. Each block contains transaction data, a timestamp for ordering purposes, and a hash of the previous block to prevent alteration of the chain. In most blockchains, a nonce is also included, and a new block is mined by finding a nonce that causes the block’s hash to have a certain property, such as beginning with a certain number of 0s. Blocks containing invalid transactions are rejected. Conflicts in the blockchain are possible: even if a node completes a block, it is possible for another well-behaved node to complete a different valid block before the other block has been accepted by the network. This creates a fork which is typically resolved by having each client continue from the block it receives first, and switch to the longer branch as soon as it is aware that one has become longer. While it is possible for a dishonest node or group of nodes to alter the history of the blockchain by intentionally forking at a block they want to change and creating a longer chain than the correct chain, it is highly unlikely to happen in practice, as discussed in section 11 of [1]. Additionally, greater resistance to collusion by a minority can be obtained by having honest clients propagate all equal-length branches they are aware of and randomly choosing a branch to work on, as described in [2]. The public, distributed, and typically unalterable nature of blockchains has drawn significant attention from securities exchanges and regulators. In December of 2017, the Australian Securities Exchange announced that it would adopt a blockchain-based clearing system, albeit with some centralized components for regulation purposes. In February of 2018, the Canadian Securities Exchange followed suit in the hope that blockchain-based clearing would be faster and cheaper than the traditional clearing model. In practice, a working blockchain-based exchange would likely require some centralization. However, will begin by analyzing the implementation and properties of a blockchain-based exchange consisting of only honest nodes, then continue by examining the security and regulation measures prompted by the possibility of dishonest actors.</text:p>
      <text:p text:style-name="P3"/>
      <text:p text:style-name="P1"/>
      <text:p text:style-name="P5"><text:soft-page-break/></text:p>
      <text:p text:style-name="P4"/>
      <text:p text:style-name="P1">System model</text:p>
      <text:p text:style-name="P1"/>
      <text:p text:style-name="P4">We ask whether a blockchain is a practical model for building a stock exchange, and what compromises with centralization might be necessary for its use. In our initial analysis, we will consider a reliable network consisting entirely of honest clients. Messages may arrive out of order, but will typically arrive in a short amount of time. The network will not be partitioned and all nodes will follow the protocol we have specified. We simulated a realistic exchange scenario by creating multiple client objects with different identifiers and having the clients execute the orders contained in past orderbook data we obtained from NYSE. <text:span text:style-name="T3">Our simulated network runs on a single machine. Each client is assigned an unused port to listen on and receive messages, and sends messages to other clients by sending messages to their ports. In our simulation, different ports are analogous to different IP addresses in a real network.</text:span></text:p>
      <text:p text:style-name="P4"/>
      <text:p text:style-name="P6">Data:</text:p>
      <text:p text:style-name="P7"><text:span text:style-name="T3">We used historical orderbook data from NYSE as our testing data. The NYSE provides historical orderbook data as time-sorted records in the following format: Date, symbol, update time, status, buy/sell side, reference price, price point, shares, num orders. For each day, a start-of-day orderbook state file is provided, and a change file is provided. Professor Vic Anand converted the raw zip files provided by NYSE into sas7bdat files. We wrote a python script to consume from the sas7bdat files and write to a database. T</text:span><text:span text:style-name="T4">he script connects to a postgresql database and creates an orderbook table with the fields [Date, Symbol, Update Time, Status, Side, Reference Price, Price, Shares. The script inserts information from beginning of day files into the table, while constructing a dictionary to keep track of the current state of orders in the market. It then processes the change files. For each change, the script updates its market state dictionary, then writes a record to the database, where time is the time of the update to the orders for that symbol, and shares represents the total number of shares ordered at the given price for the symbol after the update and before the next update. To retrieve the orderbook for a particular symbol at a particular time, query by symbol, and for each price point, take the record with the latest update date/time that is before or at the specified time. </text:span><text:span text:style-name="T5">While this database is useful for performing analysis which only requires certain snapshots of the orderbook and not necessarily the entire evolution of the orderbook, we decided it was not necessary for testing our blockchain implementation of a stock exchange. </text:span><text:span text:style-name="T6">For our tests, we consumed directly from the sas7bdat files for a day’s worth of trades. Because NYSE did not publish the breakdowns of owners of order changes in this data set, we assumed that each change to the orderbook was caused by a single market participant. We randomly chose which client would execute each order. Because we randomly chose clients to execute orders, the final state of the market does not reflect that given by the data set, because the quantities of stocks and funds owned made some orders invalid. However, these orders still represent a realistic trading scenario, and our use of them shows that a blockchain-based exchange can be viable.</text:span></text:p>
      <text:p text:style-name="P1"/>
      <text:p text:style-name="P1"/>
      <text:p text:style-name="P1"/>
      <text:p text:style-name="P1">Methods (high-level overview and link to code)</text:p>
      <text:p text:style-name="P1"/>
      <text:p text:style-name="P9">Data is represented as </text:p>
      <text:p text:style-name="P1"/>
      <text:p text:style-name="P1"/>
      <text:p text:style-name="P1"/>
      <text:p text:style-name="P1">Results/Conclusions</text:p>
      <text:p text:style-name="P1"><text:soft-page-break/></text:p>
      <text:p text:style-name="P1"/>
      <text:p text:style-name="P1"/>
      <text:p text:style-name="P1">Discussion</text:p>
      <text:p text:style-name="P1"/>
      <text:p text:style-name="P1"/>
      <text:p text:style-name="P1">Future Direction:</text:p>
      <text:p text:style-name="P1"/>
      <text:p text:style-name="P1">Standardized smart contracts for implementing derivatives</text:p>
      <text:p text:style-name="P1"/>
      <text:p text:style-name="P1"/>
      <text:p text:style-name="P4">References:</text:p>
      <text:p text:style-name="P4"/>
      <text:p text:style-name="P4">https://bitcoin.org/bitcoin.pdf</text:p>
      <text:p text:style-name="P4">http://www.cs.cornell.edu/~ie53/publications/btcProcFC.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2:45:32.546172454</meta:creation-date>
    <meta:generator>LibreOffice/5.1.6.2$Linux_X86_64 LibreOffice_project/10m0$Build-2</meta:generator>
    <dc:date>2018-05-08T12:08:30.056993177</dc:date>
    <meta:editing-duration>PT4H43M59S</meta:editing-duration>
    <meta:editing-cycles>5</meta:editing-cycles>
    <meta:document-statistic meta:table-count="0" meta:image-count="0" meta:object-count="0" meta:page-count="3" meta:paragraph-count="22" meta:word-count="1131" meta:character-count="7273" meta:non-whitespace-character-count="6162"/>
  </office:meta>
</office:document-meta>
</file>